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846c4" officeooo:paragraph-rsid="001846c4"/>
    </style:style>
    <style:style style:name="P2" style:family="paragraph" style:parent-style-name="Standard" style:list-style-name="L1">
      <style:text-properties officeooo:rsid="001846c4" officeooo:paragraph-rsid="001846c4"/>
    </style:style>
    <style:style style:name="P3" style:family="paragraph" style:parent-style-name="Standard" style:list-style-name="L2">
      <style:text-properties officeooo:rsid="001846c4" officeooo:paragraph-rsid="001846c4"/>
    </style:style>
    <style:style style:name="P4" style:family="paragraph" style:parent-style-name="Standard" style:list-style-name="L3">
      <style:text-properties officeooo:rsid="001846c4" officeooo:paragraph-rsid="001846c4"/>
    </style:style>
    <style:style style:name="P5" style:family="paragraph" style:parent-style-name="Standard" style:list-style-name="L4">
      <style:text-properties officeooo:rsid="001846c4" officeooo:paragraph-rsid="001846c4"/>
    </style:style>
    <style:style style:name="P6" style:family="paragraph" style:parent-style-name="Standard" style:list-style-name="L5">
      <style:text-properties officeooo:rsid="001846c4" officeooo:paragraph-rsid="001846c4"/>
    </style:style>
    <style:style style:name="P7" style:family="paragraph" style:parent-style-name="Standard" style:list-style-name="L6">
      <style:text-properties officeooo:rsid="001846c4" officeooo:paragraph-rsid="001846c4"/>
    </style:style>
    <style:style style:name="P8" style:family="paragraph" style:parent-style-name="Standard">
      <style:paragraph-properties fo:text-align="center" style:justify-single-word="false"/>
      <style:text-properties fo:font-size="18pt" officeooo:rsid="001846c4" officeooo:paragraph-rsid="001846c4" style:font-size-asian="15.75pt" style:font-size-complex="18pt"/>
    </style:style>
    <style:style style:name="P9" style:family="paragraph" style:parent-style-name="Standard">
      <style:text-properties fo:font-size="15pt" officeooo:rsid="001846c4" officeooo:paragraph-rsid="001846c4" style:font-size-asian="15pt" style:font-size-complex="15pt"/>
    </style:style>
    <style:style style:name="P10" style:family="paragraph" style:parent-style-name="Standard">
      <style:text-properties fo:font-size="12pt" officeooo:rsid="001846c4" officeooo:paragraph-rsid="001846c4" style:font-size-asian="10.5pt" style:font-size-complex="12pt"/>
    </style:style>
    <style:style style:name="P11" style:family="paragraph" style:parent-style-name="Standard" style:list-style-name="L1">
      <style:text-properties officeooo:rsid="001957f8" officeooo:paragraph-rsid="001957f8"/>
    </style:style>
    <style:style style:name="P12" style:family="paragraph" style:parent-style-name="Standard" style:list-style-name="L2">
      <style:text-properties officeooo:rsid="001957f8" officeooo:paragraph-rsid="001957f8"/>
    </style:style>
    <style:style style:name="P13" style:family="paragraph" style:parent-style-name="Standard" style:list-style-name="L3">
      <style:text-properties officeooo:rsid="001957f8" officeooo:paragraph-rsid="001957f8"/>
    </style:style>
    <style:style style:name="P14" style:family="paragraph" style:parent-style-name="Standard" style:list-style-name="L4">
      <style:text-properties officeooo:rsid="001957f8" officeooo:paragraph-rsid="001957f8"/>
    </style:style>
    <style:style style:name="P15" style:family="paragraph" style:parent-style-name="Standard" style:list-style-name="L5">
      <style:text-properties officeooo:rsid="00198ee8" officeooo:paragraph-rsid="00198ee8"/>
    </style:style>
    <style:style style:name="P16" style:family="paragraph" style:parent-style-name="Standard" style:list-style-name="L6">
      <style:text-properties officeooo:rsid="00198ee8" officeooo:paragraph-rsid="00198ee8"/>
    </style:style>
    <style:style style:name="P17" style:family="paragraph" style:parent-style-name="Standard" style:list-style-name="L6">
      <style:text-properties officeooo:rsid="001a8fd8" officeooo:paragraph-rsid="001a8f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oDo List Test Script</text:p>
      <text:p text:style-name="P1"/>
      <text:p text:style-name="P10">When executing scripts be sure to replace all values in “&lt;&gt;” with actual values. e.g. &lt;INSERT LISTID&gt; should be replaced with 1(or a suitable replacement)</text:p>
      <text:p text:style-name="P9">/signup</text:p>
      <text:list xml:id="list270600117" text:style-name="L1">
        <text:list-item>
          <text:p text:style-name="P2">curl -i -H "Content-Type: application/json" -X POST -d '{"username": "&lt;INSERT USERNAME&gt;", "password":"&lt;INSERT PASSWORD&gt;", "displayName":"&lt;INSERT DISPLAYNAME&gt;"}' -c cookie-jar <text:a xlink:type="simple" xlink:href="http://info3103.cs.unb.ca:36479/signup" text:style-name="Internet_20_link" text:visited-style-name="Visited_20_Internet_20_Link">http://info3103.cs.unb.ca:36479/signup</text:a></text:p>
          <text:list>
            <text:list-item>
              <text:p text:style-name="P11">Command logs in to ldap connection and adds the username and displayName to the db.</text:p>
            </text:list-item>
          </text:list>
        </text:list-item>
      </text:list>
      <text:p text:style-name="P1"/>
      <text:p text:style-name="P1"/>
      <text:p text:style-name="P9">/signin</text:p>
      <text:list xml:id="list4167287027" text:style-name="L2">
        <text:list-item>
          <text:p text:style-name="P3">curl -i -H "Content-Type: application/json" -X POST -d '{"username": "&lt;INSERT USERNAME&gt;", "password":"&lt;INSERT PASSWORD&gt;"}' -c cookie-jar <text:a xlink:type="simple" xlink:href="http://info3103.cs.unb.ca:36479/signin" text:style-name="Internet_20_link" text:visited-style-name="Visited_20_Internet_20_Link">http://info3103.cs.unb.ca:36479/signin</text:a></text:p>
          <text:list>
            <text:list-item>
              <text:p text:style-name="P12">Command logs in to an ldap connection.</text:p>
            </text:list-item>
          </text:list>
        </text:list-item>
        <text:list-item>
          <text:p text:style-name="P3">curl -i -H "Content-Type: application/json" -X DELETE -b cookie-jar <text:a xlink:type="simple" xlink:href="http://info3103.cs.unb.ca:36479/signin" text:style-name="Internet_20_link" text:visited-style-name="Visited_20_Internet_20_Link">http://info3103.cs.unb.ca:36479/signin</text:a></text:p>
          <text:list>
            <text:list-item>
              <text:p text:style-name="P12">Command disconnects an ldap connection.</text:p>
            </text:list-item>
          </text:list>
        </text:list-item>
        <text:list-item>
          <text:p text:style-name="P3">curl <text:a xlink:type="simple" xlink:href="http://info3103.cs.unb.ca:36479/signin" text:style-name="Internet_20_link" text:visited-style-name="Visited_20_Internet_20_Link">http://info3103.cs.unb.ca:36479/signin</text:a></text:p>
          <text:list>
            <text:list-item>
              <text:p text:style-name="P12">Command returns whether an ldap connection is active.</text:p>
            </text:list-item>
          </text:list>
        </text:list-item>
      </text:list>
      <text:p text:style-name="P1"/>
      <text:p text:style-name="P1"/>
      <text:p text:style-name="P9">/users</text:p>
      <text:list xml:id="list1194023454" text:style-name="L3">
        <text:list-item>
          <text:p text:style-name="P4">curl <text:a xlink:type="simple" xlink:href="http://info3103.cs.unb.ca:36479/users" text:style-name="Internet_20_link" text:visited-style-name="Visited_20_Internet_20_Link">http://info3103.cs.unb.ca:36479/users</text:a></text:p>
          <text:list>
            <text:list-item>
              <text:p text:style-name="P13">Command returns the list of users currently in the db</text:p>
            </text:list-item>
          </text:list>
        </text:list-item>
      </text:list>
      <text:p text:style-name="P1"/>
      <text:p text:style-name="P1"/>
      <text:p text:style-name="P9">/users/&lt;user_id&gt;</text:p>
      <text:list xml:id="list392813212" text:style-name="L4">
        <text:list-item>
          <text:p text:style-name="P5">curl -i -H "Content-Type: application/json" -X DELETE -b cookie-jar http://info3103.cs.unb.ca:36479/users/&lt;INSERT LISTID&gt;</text:p>
          <text:list>
            <text:list-item>
              <text:p text:style-name="P14">Command deletes all items a user owns as well as the user itself from the db. It then logs out the user. Only executable by owner of the endpoint(listId)</text:p>
            </text:list-item>
          </text:list>
        </text:list-item>
        <text:list-item>
          <text:p text:style-name="P5">curl http://info3103.cs.unb.ca:36479/users/&lt;INSERT LISTID&gt;</text:p>
          <text:list>
            <text:list-item>
              <text:p text:style-name="P14">Command returns a user’s information. This includes username, listId and displayName.</text:p>
            </text:list-item>
          </text:list>
        </text:list-item>
        <text:list-item>
          <text:p text:style-name="P5">curl -i -X PUT -H "Content-Type: application/json" -d '{"displayName": "&lt;INSERT NEW DISPLAYNAME&gt;"}' -b cookie-jar http://info3103.cs.unb.ca:36479/users/&lt;INSERT LISTID&gt;</text:p>
          <text:list>
            <text:list-item>
              <text:p text:style-name="P14">Command updates a user’s displayName. Only able to be called by owner of the endpoint.</text:p>
            </text:list-item>
          </text:list>
        </text:list-item>
      </text:list>
      <text:p text:style-name="P1"/>
      <text:p text:style-name="P1"/>
      <text:p text:style-name="P9">/users/&lt;user_id&gt;/list</text:p>
      <text:list xml:id="list324478976" text:style-name="L5">
        <text:list-item>
          <text:p text:style-name="P6">curl -i -X POST -H "Content-Type: application/json" -d '{"item": "&lt;INSERT ITEM&gt;"}' -b cookie-jar http://info3103.cs.unb.ca:36479/users/&lt;INSERT LISTID&gt;/list</text:p>
          <text:list>
            <text:list-item>
              <text:p text:style-name="P15">Command posts an item to the users to do list. Only able to be called by the owner of the list</text:p>
            </text:list-item>
          </text:list>
        </text:list-item>
        <text:list-item>
          <text:p text:style-name="P6">curl http://info3103.cs.unb.ca:36479/users/&lt;INSERT LISTID&gt;/list</text:p>
          <text:list>
            <text:list-item>
              <text:p text:style-name="P15">Command gets all items in a user’s to do list.</text:p>
            </text:list-item>
          </text:list>
        </text:list-item>
        <text:list-item>
          <text:p text:style-name="P6"><text:soft-page-break/>curl -i -H "Content-Type: application/json" -X DELETE -b cookie-jar http://info3103.cs.unb.ca:36479/users/&lt;INSERT LISTID&gt;/list</text:p>
          <text:list>
            <text:list-item>
              <text:p text:style-name="P15">Command deletes an entire to do list. Only able to be called by the owner of the list.</text:p>
            </text:list-item>
          </text:list>
        </text:list-item>
      </text:list>
      <text:p text:style-name="P1"/>
      <text:p text:style-name="P1"/>
      <text:p text:style-name="P9">/users/&lt;user_id&gt;/item/&lt;item_id&gt;</text:p>
      <text:list xml:id="list663995291" text:style-name="L6">
        <text:list-item>
          <text:p text:style-name="P7">curl -i -X PUT -H "Content-Type: application/json" -d '{"item": "&lt;INSERT NEW ITEM&gt;"}' -b cookie-jar http://info3103.cs.unb.ca:36479/users/&lt;INSERT LISTID&gt;/list/items/&lt;INSERT ITEMID&gt;</text:p>
          <text:list>
            <text:list-item>
              <text:p text:style-name="P16">Command updates a specified item. Item must be owned by the user.</text:p>
            </text:list-item>
          </text:list>
        </text:list-item>
        <text:list-item>
          <text:p text:style-name="P7">curl http://info3103.cs.unb.ca:36479/users/&lt;INSERT LISTID&gt;/list/items/&lt;INSERT ITEMID&gt;</text:p>
          <text:list>
            <text:list-item>
              <text:p text:style-name="P17">Command gets an item.</text:p>
            </text:list-item>
          </text:list>
        </text:list-item>
        <text:list-item>
          <text:p text:style-name="P7">curl -i -H "Content-Type: application/json" -X DELETE -b cookie-jar http://info3103.cs.unb.ca:36479/users/&lt;INSERT LISTID&gt;/list/items/&lt;INSERT ITEMID&gt;</text:p>
          <text:list>
            <text:list-item>
              <text:p text:style-name="P17">Command deletes a specific item. Item must be owned by the user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5:37:08.181032907</meta:creation-date>
    <dc:date>2018-11-18T16:29:31.643997231</dc:date>
    <meta:editing-duration>PT21S</meta:editing-duration>
    <meta:editing-cycles>1</meta:editing-cycles>
    <meta:document-statistic meta:table-count="0" meta:image-count="0" meta:object-count="0" meta:page-count="2" meta:paragraph-count="36" meta:word-count="380" meta:character-count="2939" meta:non-whitespace-character-count="2623"/>
    <meta:generator>LibreOffice/5.3.6.1$Linux_X86_64 LibreOffice_project/30$Build-1</meta:generator>
  </office:meta>
</office:document-meta>
</file>